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6cm" fo:padding-top="0.067cm" fo:padding-bottom="0.067cm" fo:padding-left="0.192cm" fo:padding-right="0.192cm"/>
    </style:style>
    <style:style style:name="gr2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7cm" fo:min-width="0.017cm" fo:padding-top="0.067cm" fo:padding-bottom="0.067cm" fo:padding-left="0.192cm" fo:padding-right="0.192cm"/>
    </style:style>
    <style:style style:name="gr3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7cm" fo:min-width="0.018cm" fo:padding-top="0.067cm" fo:padding-bottom="0.067cm" fo:padding-left="0.192cm" fo:padding-right="0.192cm"/>
    </style:style>
    <style:style style:name="gr4" style:family="graphic" style:parent-style-name="objectwithoutfill">
      <style:graphic-properties svg:stroke-width="0.035cm" draw:marker-start="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8cm" fo:padding-top="0.067cm" fo:padding-bottom="0.067cm" fo:padding-left="0.192cm" fo:padding-right="0.192cm"/>
    </style:style>
    <style:style style:name="gr7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8cm" fo:min-width="0.018cm" fo:padding-top="0.067cm" fo:padding-bottom="0.067cm" fo:padding-left="0.192cm" fo:padding-right="0.192cm"/>
    </style:style>
    <style:style style:name="gr8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268cm" fo:min-width="0.017cm" fo:padding-top="0.067cm" fo:padding-bottom="0.067cm" fo:padding-left="0.192cm" fo:padding-right="0.192cm"/>
    </style:style>
    <style:style style:name="gr9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8cm" fo:min-width="0.016cm" fo:padding-top="0.067cm" fo:padding-bottom="0.067cm" fo:padding-left="0.192cm" fo:padding-right="0.192cm"/>
    </style:style>
    <style:style style:name="gr10" style:family="graphic" style:parent-style-name="objectwitharrow">
      <style:graphic-properties svg:stroke-width="0.035cm" draw:marker-start="" draw:marker-start-width="0.527cm" draw:marker-end="Symmetric_20_Arrow" draw:marker-end-width="0.127cm" draw:textarea-vertical-align="middle" draw:auto-grow-height="false" fo:min-height="0.267cm" fo:min-width="0.017cm" fo:padding-top="0.067cm" fo:padding-bottom="0.067cm" fo:padding-left="0.192cm" fo:padding-right="0.192cm"/>
    </style:style>
    <style:style style:name="gr11" style:family="graphic" style:parent-style-name="standard">
      <style:graphic-properties svg:stroke-width="0.529cm" svg:stroke-color="#ffffff" draw:marker-start-width="0.988cm" draw:marker-end-width="0.988cm" draw:fill-color="#ffffff" draw:textarea-horizontal-align="justify" draw:textarea-vertical-align="middle" draw:auto-grow-height="false" fo:min-height="1.528cm" fo:min-width="3.691cm" fo:padding-top="0.384cm" fo:padding-bottom="0.384cm" fo:padding-left="0.509cm" fo:padding-right="0.509cm"/>
    </style:style>
    <style:style style:name="gr12" style:family="graphic" style:parent-style-name="standard">
      <style:graphic-properties svg:stroke-width="0.529cm" svg:stroke-color="#ffffff" draw:marker-start-width="0.988cm" draw:marker-end-width="0.988cm" draw:fill-color="#ffffff" draw:textarea-horizontal-align="justify" draw:textarea-vertical-align="middle" draw:auto-grow-height="false" fo:min-height="1.01cm" fo:min-width="3.173cm" fo:padding-top="0.384cm" fo:padding-bottom="0.384cm" fo:padding-left="0.509cm" fo:padding-right="0.509cm"/>
    </style:style>
    <style:style style:name="gr13" style:family="graphic" style:parent-style-name="objectwitharrow">
      <style:graphic-properties svg:stroke-width="0.035cm" draw:marker-start-width="0.527cm" draw:marker-end="Symmetric_20_Arrow" draw:marker-end-width="0.127cm" draw:textarea-vertical-align="middle" draw:auto-grow-height="false" fo:min-height="0.383cm" fo:min-width="0.134cm" fo:padding-top="0.067cm" fo:padding-bottom="0.067cm" fo:padding-left="0.192cm" fo:padding-right="0.1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/>
    </style:style>
    <style:style style:name="P3" style:family="paragraph">
      <loext:graphic-properties draw:fill="none"/>
      <style:paragraph-properties fo:text-align="center"/>
      <style:text-properties fo:font-size="15pt" fo:font-weight="bold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73cm" svg:height="0.731cm" svg:x="17.082cm" svg:y="12.25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31cm" svg:height="0.731cm" svg:x="15.788cm" svg:y="15.40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732cm" svg:height="0.731cm" svg:x="14.534cm" svg:y="12.2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0.732cm" svg:height="0.731cm" svg:x="15.802cm" svg:y="13.6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427cm" svg:y1="13.726cm" svg:x2="17.189cm" svg:y2="12.883cm" draw:start-shape="id1" draw:start-glue-point="11" draw:end-shape="id2" draw:end-glue-point="7" svg:d="M16427 13726l762-843" svg:viewBox="0 0 763 844">
          <text:p/>
        </draw:connector>
        <draw:connector draw:style-name="gr5" draw:text-style-name="P3" draw:layer="layout" draw:type="line" svg:x1="15.909cm" svg:y1="13.726cm" svg:x2="15.159cm" svg:y2="12.842cm" draw:start-shape="id1" draw:start-glue-point="5" draw:end-shape="id3" draw:end-glue-point="9" svg:d="M15909 13726l-750-884" svg:viewBox="0 0 751 885">
          <text:p/>
        </draw:connector>
        <draw:connector draw:style-name="gr5" draw:text-style-name="P3" draw:layer="layout" draw:type="line" svg:x1="16.168cm" svg:y1="14.35cm" svg:x2="16.154cm" svg:y2="15.407cm" draw:start-shape="id1" draw:start-glue-point="8" draw:end-shape="id4" draw:end-glue-point="4" svg:d="M16168 14350l-14 1057" svg:viewBox="0 0 15 1058">
          <text:p/>
        </draw:connector>
        <draw:custom-shape draw:style-name="gr6" draw:text-style-name="P2" xml:id="id5" draw:id="id5" draw:layer="layout" svg:width="0.732cm" svg:height="0.731cm" svg:x="18.32cm" svg:y="10.925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7.705cm" svg:y1="12.366cm" svg:x2="18.427cm" svg:y2="11.549cm" draw:start-shape="id2" draw:start-glue-point="11" draw:end-shape="id5" draw:end-glue-point="7" svg:d="M17705 12366l722-817" svg:viewBox="0 0 723 818">
          <text:p/>
        </draw:connector>
        <draw:custom-shape draw:style-name="gr7" draw:text-style-name="P2" xml:id="id6" draw:id="id6" draw:layer="layout" svg:width="0.732cm" svg:height="0.732cm" svg:x="13.319cm" svg:y="10.883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641cm" svg:y1="12.325cm" svg:x2="13.944cm" svg:y2="11.508cm" draw:start-shape="id3" draw:start-glue-point="5" draw:end-shape="id6" draw:end-glue-point="9" svg:d="M14641 12325l-697-817" svg:viewBox="0 0 698 818">
          <text:p/>
        </draw:connector>
        <draw:custom-shape draw:style-name="gr8" draw:text-style-name="P2" xml:id="id7" draw:id="id7" draw:layer="layout" svg:width="0.731cm" svg:height="0.732cm" svg:x="15.788cm" svg:y="17.15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154cm" svg:y1="16.138cm" svg:x2="16.154cm" svg:y2="17.159cm" draw:start-shape="id4" draw:start-glue-point="8" draw:end-shape="id7" draw:end-glue-point="4" svg:d="M16154 16138v1021" svg:viewBox="0 0 1 1022">
          <text:p/>
        </draw:connector>
        <draw:custom-shape draw:style-name="gr9" draw:text-style-name="P2" xml:id="id9" draw:id="id9" draw:layer="layout" svg:width="0.73cm" svg:height="0.732cm" svg:x="25.191cm" svg:y="12.11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731cm" svg:height="0.731cm" svg:x="23.898cm" svg:y="15.26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732cm" svg:height="0.731cm" svg:x="22.643cm" svg:y="12.07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732cm" svg:height="0.731cm" svg:x="23.911cm" svg:y="13.47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4.536cm" svg:y1="13.583cm" svg:x2="25.298cm" svg:y2="12.741cm" draw:start-shape="id8" draw:start-glue-point="11" draw:end-shape="id9" draw:end-glue-point="7" svg:d="M24536 13583l762-842" svg:viewBox="0 0 763 843">
          <text:p/>
        </draw:connector>
        <draw:connector draw:style-name="gr5" draw:text-style-name="P3" draw:layer="layout" draw:type="line" svg:x1="24.018cm" svg:y1="13.583cm" svg:x2="23.268cm" svg:y2="12.699cm" draw:start-shape="id8" draw:start-glue-point="5" draw:end-shape="id10" draw:end-glue-point="9" svg:d="M24018 13583l-750-884" svg:viewBox="0 0 751 885">
          <text:p/>
        </draw:connector>
        <draw:connector draw:style-name="gr5" draw:text-style-name="P3" draw:layer="layout" draw:type="line" svg:x1="24.277cm" svg:y1="14.207cm" svg:x2="24.264cm" svg:y2="15.264cm" draw:start-shape="id8" draw:start-glue-point="8" draw:end-shape="id11" draw:end-glue-point="4" svg:d="M24277 14207l-13 1057" svg:viewBox="0 0 14 1058">
          <text:p/>
        </draw:connector>
        <draw:custom-shape draw:style-name="gr10" draw:text-style-name="P2" xml:id="id12" draw:id="id12" draw:layer="layout" svg:width="0.731cm" svg:height="0.731cm" svg:x="26.43cm" svg:y="10.78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5.814cm" svg:y1="12.223cm" svg:x2="26.537cm" svg:y2="11.406cm" draw:start-shape="id9" draw:start-glue-point="11" draw:end-shape="id12" draw:end-glue-point="7" svg:d="M25814 12223l723-817" svg:viewBox="0 0 724 818">
          <text:p/>
        </draw:connector>
        <draw:custom-shape draw:style-name="gr3" draw:text-style-name="P2" xml:id="id13" draw:id="id13" draw:layer="layout" svg:width="0.732cm" svg:height="0.731cm" svg:x="21.428cm" svg:y="10.74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2.75cm" svg:y1="12.182cm" svg:x2="22.053cm" svg:y2="11.365cm" draw:start-shape="id10" draw:start-glue-point="5" draw:end-shape="id13" draw:end-glue-point="9" svg:d="M22750 12182l-697-817" svg:viewBox="0 0 698 818">
          <text:p/>
        </draw:connector>
        <draw:custom-shape draw:style-name="gr2" draw:text-style-name="P2" xml:id="id14" draw:id="id14" draw:layer="layout" svg:width="0.731cm" svg:height="0.731cm" svg:x="23.898cm" svg:y="17.01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4.264cm" svg:y1="15.995cm" svg:x2="24.264cm" svg:y2="17.017cm" draw:start-shape="id11" draw:start-glue-point="8" draw:end-shape="id14" draw:end-glue-point="4" svg:d="M24264 15995v1022" svg:viewBox="0 0 1 1023">
          <text:p/>
        </draw:connector>
        <draw:custom-shape draw:style-name="gr7" draw:text-style-name="P2" xml:id="id16" draw:id="id16" draw:layer="layout" svg:width="0.732cm" svg:height="0.732cm" svg:x="20.179cm" svg:y="9.413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" draw:id="id17" draw:layer="layout" svg:width="0.732cm" svg:height="0.732cm" svg:x="27.7cm" svg:y="9.409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0.731cm" svg:height="0.732cm" svg:x="23.891cm" svg:y="18.737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4.264cm" svg:y1="17.748cm" svg:x2="24.257cm" svg:y2="18.737cm" draw:start-shape="id14" draw:start-glue-point="8" draw:end-shape="id15" draw:end-glue-point="4" svg:d="M24264 17748l-7 989" svg:viewBox="0 0 8 990">
          <text:p/>
        </draw:connector>
        <draw:connector draw:style-name="gr5" draw:text-style-name="P3" draw:layer="layout" draw:type="line" svg:x1="21.535cm" svg:y1="10.848cm" svg:x2="20.804cm" svg:y2="10.038cm" draw:start-shape="id13" draw:start-glue-point="5" draw:end-shape="id16" draw:end-glue-point="9" svg:d="M21535 10848l-731-810" svg:viewBox="0 0 732 811">
          <text:p/>
        </draw:connector>
        <draw:connector draw:style-name="gr4" draw:text-style-name="P3" draw:layer="layout" draw:type="line" svg:x1="27.054cm" svg:y1="10.889cm" svg:x2="27.807cm" svg:y2="10.034cm" draw:start-shape="id12" draw:start-glue-point="11" draw:end-shape="id17" draw:end-glue-point="7" svg:d="M27054 10889l753-855" svg:viewBox="0 0 754 856">
          <text:p/>
        </draw:connector>
        <draw:custom-shape draw:style-name="gr11" draw:text-style-name="P4" draw:layer="layout" svg:width="4.191cm" svg:height="1.778cm" svg:x="8.058cm" svg:y="6.969cm">
          <text:p text:style-name="P1">DEPTH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0.73cm" svg:height="0.731cm" svg:x="10.849cm" svg:y="12.34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731cm" svg:height="0.731cm" svg:x="9.555cm" svg:y="15.49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0.732cm" svg:height="0.731cm" svg:x="8.301cm" svg:y="12.3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0.732cm" svg:height="0.731cm" svg:x="9.569cm" svg:y="13.70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194cm" svg:y1="13.811cm" svg:x2="10.956cm" svg:y2="12.968cm" draw:start-shape="id18" draw:start-glue-point="11" draw:end-shape="id19" draw:end-glue-point="7" svg:d="M10194 13811l762-843" svg:viewBox="0 0 763 844">
          <text:p/>
        </draw:connector>
        <draw:connector draw:style-name="gr5" draw:text-style-name="P3" draw:layer="layout" draw:type="line" svg:x1="9.676cm" svg:y1="13.811cm" svg:x2="8.926cm" svg:y2="12.927cm" draw:start-shape="id18" draw:start-glue-point="5" draw:end-shape="id20" draw:end-glue-point="9" svg:d="M9676 13811l-750-884" svg:viewBox="0 0 751 885">
          <text:p/>
        </draw:connector>
        <draw:connector draw:style-name="gr5" draw:text-style-name="P3" draw:layer="layout" draw:type="line" svg:x1="9.935cm" svg:y1="14.435cm" svg:x2="9.921cm" svg:y2="15.492cm" draw:start-shape="id18" draw:start-glue-point="8" draw:end-shape="id21" draw:end-glue-point="4" svg:d="M9935 14435l-14 1057" svg:viewBox="0 0 15 1058">
          <text:p/>
        </draw:connector>
        <draw:custom-shape draw:style-name="gr12" draw:text-style-name="P4" draw:layer="layout" svg:width="4.191cm" svg:height="1.778cm" svg:x="14.258cm" svg:y="6.969cm">
          <text:p text:style-name="P1">DEPTH 2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1.778cm" svg:x="22.358cm" svg:y="6.969cm">
          <text:p text:style-name="P1">DEPTH 3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1.778cm" svg:x="3.458cm" svg:y="6.969cm">
          <text:p text:style-name="P1">DEPTH 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32cm" svg:height="0.731cm" svg:x="5.17cm" svg:y="13.70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color="#ffffff" draw:fill-gradient-name="Gradient_20_7" draw:fill-hatch-name="Hatching_20_1" draw:fill-image-name="Bitmap_20_1" draw:fill-image-width="0cm" draw:fill-image-height="0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0:32:50.177975861</meta:creation-date>
    <dc:date>2017-12-07T12:03:54.906054724</dc:date>
    <meta:editing-duration>PT1H34M20S</meta:editing-duration>
    <meta:editing-cycles>9</meta:editing-cycles>
    <meta:generator>LibreOffice/5.1.6.2$Linux_X86_64 LibreOffice_project/10m0$Build-2</meta:generator>
    <meta:document-statistic meta:object-count="44"/>
  </office:meta>
</office:document-meta>
</file>